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c6c" officeooo:paragraph-rsid="00196c6c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1,1</text:p>
      <text:p text:style-name="P1"/>
      <text:p text:style-name="P1">Après <text:s text:c="3"/><text:tab/>La valeur des variables est :<text:line-break/>A ← 1<text:tab/><text:tab/>A = 1 <text:s/><text:tab/> B = ?<text:line-break/>B ← A + 3 <text:tab/>A = 1 <text:tab/> B = 4<text:line-break/>A ← 3 <text:tab/><text:tab/><text:span text:style-name="T1">A = 3<text:tab/></text:span> <text:span text:style-name="T1">B = 4</text:span></text:p>
      <text:p text:style-name="P1"/>
      <text:p text:style-name="P1">Exercice 1.2</text:p>
      <text:p text:style-name="Standard">Après <text:tab/><text:tab/>La valeur des variables est :<text:line-break/>A ← 5<text:tab/><text:tab/>A = 5<text:tab/> <text:s/>B =?<text:tab/> <text:s text:c="2"/>C =?<text:line-break/>B ← 3<text:tab/><text:tab/>A = 5 <text:tab/> <text:s/>B =3 <text:s text:c="4"/>C = ?<text:line-break/>C ← A + B<text:tab/>A = 5<text:tab/> <text:s/>B = 3 <text:s text:c="3"/>C = 8<text:line-break/>A ← 2 <text:tab/><text:tab/>A = 2<text:tab/> <text:s/>B = 3 <text:s text:c="3"/>C = 8<text:line-break/>C ← B – A<text:tab/><text:span text:style-name="T1">A = 2<text:tab/> <text:s/>B =3 <text:s text:c="4"/>C = 1</text:span></text:p>
      <text:p text:style-name="P1"/>
      <text:p text:style-name="P1">Exercice 1.3</text:p>
      <text:p text:style-name="Standard">Après<text:tab/><text:tab/>La valeur des variables est :<text:line-break/>A ← 5<text:tab/> <text:s text:c="10"/><text:tab/>A = 5<text:tab/> <text:s text:c="2"/>B =?<text:line-break/>B ← A + 4<text:tab/>A = 5<text:tab/> <text:s text:c="2"/>B = 9<text:line-break/>A ← A + 1<text:tab/>A = 6<text:tab/> <text:s text:c="2"/>B = 9<text:line-break/>B ← A – 4<text:tab/><text:span text:style-name="T1">A = 6<text:tab/> <text:s/></text:span><text:s/><text:span text:style-name="T1">B = 2</text:span></text:p>
      <text:p text:style-name="P1"/>
      <text:p text:style-name="P1">Exercice 1.4</text:p>
      <text:p text:style-name="Standard">Après<text:tab/><text:tab/>La valeur des variables est :<text:line-break/>A ← 3<text:tab/><text:tab/>A = 3<text:tab/> <text:s text:c="6"/>B =?<text:tab/>C =?<text:line-break/>B ← 10<text:tab/>A = 3<text:tab/> <text:s text:c="6"/>B =10<text:tab/>C =?<text:line-break/>C ← A + B<text:tab/>A = 3<text:tab/> <text:s text:c="6"/>B =10<text:tab/>C = 13<text:line-break/>B ← A + B<text:tab/>A = 3<text:tab/> <text:s text:c="6"/>B =13<text:tab/>C = 13<text:line-break/>A ← C<text:tab/><text:tab/><text:span text:style-name="T1">A = 13<text:tab/> <text:s text:c="6"/>B = 13<text:tab/>C = 13</text:span></text:p>
      <text:p text:style-name="P1"/>
      <text:p text:style-name="P1">Exercice 1.5</text:p>
      <text:p text:style-name="Standard">Après<text:tab/><text:tab/>La valeur des variables est :<text:line-break/>A ← 5<text:tab/><text:tab/>A = 5 <text:tab/> <text:s text:c="6"/>B =?<text:line-break/>B ← 2<text:tab/><text:tab/>A = 5<text:tab/> <text:s text:c="6"/>B =2<text:line-break/>A ← B<text:tab/><text:tab/>A = 2<text:tab/> <text:s text:c="6"/>B =2<text:line-break/>B ← A<text:tab/><text:tab/><text:span text:style-name="T1">A = 2<text:tab/> <text:s text:c="6"/>B =2</text:span></text:p>
      <text:p text:style-name="Standard">Les deux dernières instructions ne permettent donc pas d’échanger les deux valeurs de B et A, puisque l’une des deux valeurs (celle de A) est ici écrasée.<text:line-break/>Si l’on inverse les deux dernières instructions, cela ne changera rien du tout, hormis le fait que cette fois c’est la valeur de B qui sera écrasée.</text:p>
      <text:p text:style-name="P1"/>
      <text:p text:style-name="P1">Exercice 1.6</text:p>
      <text:p text:style-name="Standard"><text:span text:style-name="T1">Début</text:span><text:line-break/>…<text:line-break/>C ← A<text:line-break/>A ← B<text:line-break/>B ← C<text:line-break/><text:span text:style-name="T1">Fin</text:span></text:p>
      <text:p text:style-name="Standard">Il existe différentes solutions possibles , mais le plus simple est de passer par une variable dite temporaire (la variable C).</text:p>
      <text:p text:style-name="P1"/>
      <text:p text:style-name="P1"/>
      <text:p text:style-name="P1"><text:soft-page-break/>Exercice 1.7</text:p>
      <text:p text:style-name="Standard"><text:span text:style-name="T1">Début</text:span><text:line-break/>…<text:line-break/>D ← C<text:line-break/>C ← B<text:line-break/>B ← A<text:line-break/>A ← D<text:line-break/><text:span text:style-name="T1">Fin</text:span></text:p>
      <text:p text:style-name="Standard">En fait, quel que soit le nombre de variables, une seule variable temporaire suffit…</text:p>
      <text:p text:style-name="P1"/>
      <text:p text:style-name="P1">Exercice 1.8</text:p>
      <text:p text:style-name="Standard">Il ne peut produire qu’une erreur d’exécution, puisqu’on ne peut pas additionner des caractères.</text:p>
      <text:p text:style-name="P1"/>
      <text:p text:style-name="P1">Exercice 1.9</text:p>
      <text:p text:style-name="Standard">…En revanche, on peut les concaténer. A la fin de l’algorithme, C vaudra donc  "42312"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0T10:41:31.663312545</meta:creation-date>
    <dc:date>2023-03-20T10:58:04.017223161</dc:date>
    <meta:editing-duration>PT5M42S</meta:editing-duration>
    <meta:editing-cycles>1</meta:editing-cycles>
    <meta:document-statistic meta:table-count="0" meta:image-count="0" meta:object-count="0" meta:page-count="2" meta:paragraph-count="21" meta:word-count="416" meta:character-count="1653" meta:non-whitespace-character-count="1110"/>
    <meta:generator>LibreOffice/7.3.7.2$Linux_X86_64 LibreOffice_project/30$Build-2</meta:generator>
  </office:meta>
</office:document-meta>
</file>